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left="0.5in" fo:margin-right="0in" fo:text-indent="0in" style:auto-text-indent="false"/>
    </style:style>
    <style:style style:name="P3" style:family="paragraph" style:parent-style-name="Standard">
      <style:paragraph-properties fo:margin-left="0.5in" fo:margin-right="0in" fo:line-height="150%" fo:text-indent="0in" style:auto-text-indent="false"/>
    </style:style>
    <style:style style:name="P4" style:family="paragraph" style:parent-style-name="Standard">
      <style:paragraph-properties fo:margin-left="0in" fo:margin-right="0in" fo:line-height="150%" fo:text-indent="0in" style:auto-text-indent="false"/>
      <style:text-properties fo:font-weight="bold" style:font-weight-asian="bold"/>
    </style:style>
    <style:style style:name="P5" style:family="paragraph" style:parent-style-name="Standard">
      <style:paragraph-properties fo:margin-left="0in" fo:margin-right="0in" fo:line-height="150%" fo:text-indent="0in" style:auto-text-indent="false"/>
    </style:style>
    <style:style style:name="P6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Sintaxe:</text:span></text:p>
      <text:p text:style-name="Standard"><text:tab/>____ = chave primária</text:p>
      <text:p text:style-name="Standard"><text:tab/>() = chave estrangeira</text:p>
      <text:p text:style-name="Standard"><text:tab/><text:span text:style-name="T1">NEGRITO </text:span>= opcional</text:p>
      <text:p text:style-name="P1"/>
      <text:p text:style-name="Standard"><text:span text:style-name="T1">Legenda:</text:span></text:p>
      <text:p text:style-name="P2">func = funcionario</text:p>
      <text:p text:style-name="P2">set = setor</text:p>
      <text:p text:style-name="P2">emp = empresa</text:p>
      <text:p text:style-name="P2">client = cliente</text:p>
      <text:p text:style-name="P2">os = ordem serviço</text:p>
      <text:p text:style-name="P2">stat = status</text:p>
      <text:p text:style-name="P2">msg = mensagem</text:p>
      <text:p text:style-name="Standard"/>
      <text:p text:style-name="Standard"/>
      <text:p text:style-name="Standard"><text:span text:style-name="T1">Modelo Lógico:</text:span></text:p>
      <text:p text:style-name="P1"/>
      <text:p text:style-name="P3">funcionario(l<text:span text:style-name="T2">ogin_func</text:span>, senha_func, email_func, nome_func, <text:s/><text:span text:style-name="T1">id_set(</text:span>setor<text:span text:style-name="T1">)</text:span>)</text:p>
      <text:p text:style-name="P3"/>
      <text:p text:style-name="P3">setor<text:span text:style-name="T2">(id_set</text:span><text:span text:style-name="T1">, </text:span>nome_set)</text:p>
      <text:p text:style-name="P4"/>
      <text:p text:style-name="P3">cliente(<text:span text:style-name="T2">login_client, </text:span>senha_client, email_client, <text:s/>nome_client, <text:span text:style-name="T1">cnpj_emp(</text:span>empresa<text:span text:style-name="T1">)</text:span>, <text:span text:style-name="T1">login_func(</text:span>funcionario<text:span text:style-name="T1">)</text:span>)</text:p>
      <text:p text:style-name="P3"/>
      <text:p text:style-name="P3">empresa(<text:span text:style-name="T2">cnpj_emp</text:span><text:span text:style-name="T1">, </text:span>nome_emp)</text:p>
      <text:p text:style-name="P5"/>
      <text:p text:style-name="P3"><text:soft-page-break/>ordem_servico(<text:span text:style-name="T2">id_os</text:span>, titulo_os, abertura_os, <text:span text:style-name="T1">fim_os, login_client(</text:span>cliente<text:span text:style-name="T1">)</text:span>, <text:span text:style-name="T1">login_func(</text:span>funcionario<text:span text:style-name="T1">)</text:span>, <text:span text:style-name="T1">sig_stat(</text:span>status<text:span text:style-name="T1">)</text:span>)</text:p>
      <text:p text:style-name="P3"/>
      <text:p text:style-name="P3">status(<text:span text:style-name="T2">sig_stat</text:span>, desc_stat, prioridade_stat)</text:p>
      <text:p text:style-name="P3"/>
      <text:p text:style-name="P3">mensagem(<text:span text:style-name="T2">id_msg</text:span>, conteudo_msg, data_msg, <text:span text:style-name="T1">id_os(</text:span>ordem_servico<text:span text:style-name="T1">)</text:span>, <text:span text:style-name="T1">client_msg</text:span>, <text:span text:style-name="T1">func_msg</text:span>, tipo_msg, <text:span text:style-name="T1">login_client(</text:span>cliente<text:span text:style-name="T1">)</text:span>,<text:span text:style-name="T1"> login_func(</text:span>funcionario<text:span text:style-name="T1">)</text:span>)</text:p>
      <text:p text:style-name="P5"/>
      <text:p text:style-name="P5"/>
      <text:p text:style-name="P5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0" meta:word-count="71" meta:character-count="732" meta:non-whitespace-character-count="676"/>
    <meta:generator>LibreOfficeDev/6.0.5.2$Linux_X86_64 LibreOffice_project/</meta:generator>
  </office:meta>
</office:document-meta>
</file>